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3ea" officeooo:paragraph-rsid="000803ea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0803ea" officeooo:paragraph-rsid="000803ea" fo:background-color="#1e1e1e"/>
    </style:style>
    <style:style style:name="P4" style:family="paragraph" style:parent-style-name="Standard">
      <style:paragraph-properties style:line-height-at-least="0.198in"/>
      <style:text-properties fo:color="#d4d4d4" fo:background-color="#1e1e1e"/>
    </style:style>
    <style:style style:name="P5" style:family="paragraph" style:parent-style-name="Standard">
      <style:text-properties officeooo:rsid="000803ea" officeooo:paragraph-rsid="000803ea"/>
    </style:style>
    <style:style style:name="P6" style:family="paragraph" style:parent-style-name="Standard">
      <style:text-properties fo:color="#d4d4d4" style:font-name="Droid Sans Mono" fo:font-size="10.5pt" fo:font-weight="normal" officeooo:rsid="000803ea" officeooo:paragraph-rsid="000803ea" fo:background-color="#1e1e1e"/>
    </style:style>
    <style:style style:name="P7" style:family="paragraph" style:parent-style-name="Standard">
      <style:paragraph-properties style:line-height-at-least="0.198in"/>
      <style:text-properties fo:color="#d4d4d4" fo:background-color="#1e1e1e"/>
    </style:style>
    <style:style style:name="P8" style:family="paragraph" style:parent-style-name="Standard">
      <style:text-properties officeooo:rsid="00087a98" officeooo:paragraph-rsid="00087a98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font-weight="normal"/>
    </style:style>
    <style:style style:name="T3" style:family="text">
      <style:text-properties fo:color="#9cdcfe"/>
    </style:style>
    <style:style style:name="T4" style:family="text">
      <style:text-properties fo:color="#9cdcfe" style:font-name="Droid Sans Mono" fo:font-size="10.5pt" fo:font-weight="normal"/>
    </style:style>
    <style:style style:name="T5" style:family="text">
      <style:text-properties fo:color="#dcdcaa"/>
    </style:style>
    <style:style style:name="T6" style:family="text">
      <style:text-properties fo:color="#dcdcaa" style:font-name="Droid Sans Mono" fo:font-size="10.5pt" fo:font-weight="normal"/>
    </style:style>
    <style:style style:name="T7" style:family="text">
      <style:text-properties style:font-name="Droid Sans Mono" fo:font-size="10.5pt" fo:font-weight="normal"/>
    </style:style>
    <style:style style:name="T8" style:family="text">
      <style:text-properties fo:color="#ce9178"/>
    </style:style>
    <style:style style:name="T9" style:family="text">
      <style:text-properties fo:color="#ce9178" style:font-name="Droid Sans Mono" fo:font-size="10.5pt" fo:font-weight="normal"/>
    </style:style>
    <style:style style:name="T10" style:family="text">
      <style:text-properties fo:color="#808080"/>
    </style:style>
    <style:style style:name="T11" style:family="text">
      <style:text-properties fo:color="#808080" style:font-name="Droid Sans Mono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S xóa thuộc tính và thêm thuộc tính <text:s/>khi click</text:p>
      <text:p text:style-name="P1"/>
      <text:p text:style-name="P3"><text:span text:style-name="T1">var</text:span> <text:span text:style-name="T3">$</text:span> = <text:span text:style-name="T3">jQuery</text:span>;</text:p>
      <text:p text:style-name="P2"><text:span text:style-name="T5">$</text:span>(<text:span text:style-name="T3">document</text:span>).<text:span text:style-name="T5">ready</text:span>(<text:span text:style-name="T1">function</text:span>(){</text:p>
      <text:p text:style-name="P4">    <text:span text:style-name="T6">$</text:span><text:span text:style-name="T7">(</text:span><text:span text:style-name="T9">".nav-tabs a"</text:span><text:span text:style-name="T7">).</text:span><text:span text:style-name="T6">click</text:span><text:span text:style-name="T7">(</text:span><text:span text:style-name="T2">function</text:span><text:span text:style-name="T7">(){ </text:span></text:p>
      <text:p text:style-name="P4">        <text:span text:style-name="T6">$</text:span><text:span text:style-name="T7">(</text:span><text:span text:style-name="T9">".nav-tabs li"</text:span><text:span text:style-name="T7">).</text:span><text:span text:style-name="T6">removeClass</text:span><text:span text:style-name="T7">(</text:span><text:span text:style-name="T9">'active'</text:span><text:span text:style-name="T7">);</text:span></text:p>
      <text:p text:style-name="P4">        <text:span text:style-name="T6">$</text:span><text:span text:style-name="T7">(</text:span><text:span text:style-name="T2">this</text:span><text:span text:style-name="T7">).</text:span><text:span text:style-name="T6">parent</text:span><text:span text:style-name="T7">().</text:span><text:span text:style-name="T6">addClass</text:span><text:span text:style-name="T7">(</text:span><text:span text:style-name="T9">'active'</text:span><text:span text:style-name="T7">);</text:span></text:p>
      <text:p text:style-name="P4">    <text:span text:style-name="T7">});</text:span></text:p>
      <text:p text:style-name="P2">});</text:p>
      <text:p text:style-name="P1"/>
      <text:p text:style-name="P1">dòng 2: khi click và thẻ a thì</text:p>
      <text:p text:style-name="P1">dòng 3: thẻ li xóa thuộc tính active </text:p>
      <text:p text:style-name="P1">dòng 4: và cũng tại chính thẻ a sử dụng parent để tìm cha thẻ a là li để thêm thuộc tính <text:s/>active. </text:p>
      <text:p text:style-name="P1"/>
      <text:p text:style-name="P1"/>
      <text:p text:style-name="P1"/>
      <text:p text:style-name="P3"><text:span text:style-name="T10">&lt;</text:span><text:span text:style-name="T1">div</text:span> <text:span text:style-name="T3">class</text:span>=<text:span text:style-name="T8">"col-body"</text:span><text:span text:style-name="T10">&gt;</text:span></text:p>
      <text:p text:style-name="P4">                <text:span text:style-name="T11">&lt;</text:span><text:span text:style-name="T2">ul</text:span><text:span text:style-name="T7"> </text:span><text:span text:style-name="T4">class</text:span><text:span text:style-name="T7">=</text:span><text:span text:style-name="T9">"nav nav-tabs"</text:span><text:span text:style-name="T11">&gt;</text:span></text:p>
      <text:p text:style-name="P4">                    <text:span text:style-name="T11">&lt;</text:span><text:span text:style-name="T2">li</text:span><text:span text:style-name="T7"> </text:span><text:span text:style-name="T4">class</text:span><text:span text:style-name="T7">=</text:span><text:span text:style-name="T9">"active"</text:span><text:span text:style-name="T7"> </text:span><text:span text:style-name="T11">&gt;</text:span></text:p>
      <text:p text:style-name="P4">                        <text:span text:style-name="T11">&lt;</text:span><text:span text:style-name="T2">a</text:span><text:span text:style-name="T7"> </text:span><text:span text:style-name="T4">data-toggle</text:span><text:span text:style-name="T7">=</text:span><text:span text:style-name="T9">"tab"</text:span><text:span text:style-name="T7"> </text:span><text:span text:style-name="T4">href</text:span><text:span text:style-name="T7">=</text:span><text:span text:style-name="T9">"#NBA"</text:span><text:span text:style-name="T7"> </text:span><text:span text:style-name="T4">class</text:span><text:span text:style-name="T7">=</text:span><text:span text:style-name="T9">"active"</text:span><text:span text:style-name="T11">&gt;</text:span><text:span text:style-name="T7">NBA</text:span><text:span text:style-name="T11">&lt;/</text:span><text:span text:style-name="T2">a</text:span><text:span text:style-name="T11">&gt;</text:span></text:p>
      <text:p text:style-name="P4">                    <text:span text:style-name="T11">&lt;/</text:span><text:span text:style-name="T2">li</text:span><text:span text:style-name="T11">&gt;</text:span></text:p>
      <text:p text:style-name="P4">                    <text:span text:style-name="T11">&lt;</text:span><text:span text:style-name="T2">li</text:span><text:span text:style-name="T11">&gt;</text:span></text:p>
      <text:p text:style-name="P4">                        <text:span text:style-name="T11">&lt;</text:span><text:span text:style-name="T2">a</text:span><text:span text:style-name="T7"> </text:span><text:span text:style-name="T4">data-toggle</text:span><text:span text:style-name="T7">=</text:span><text:span text:style-name="T9">"tab"</text:span><text:span text:style-name="T7"> </text:span><text:span text:style-name="T4">href</text:span><text:span text:style-name="T7">=</text:span><text:span text:style-name="T9">"#MLB"</text:span><text:span text:style-name="T7"> </text:span><text:span text:style-name="T4">class</text:span><text:span text:style-name="T11">&gt;</text:span><text:span text:style-name="T7">MBL</text:span><text:span text:style-name="T11">&lt;/</text:span><text:span text:style-name="T2">a</text:span><text:span text:style-name="T11">&gt; <text:s/></text:span></text:p>
      <text:p text:style-name="P4">                    <text:span text:style-name="T11">&lt;/</text:span><text:span text:style-name="T2">li</text:span><text:span text:style-name="T11">&gt;</text:span></text:p>
      <text:p text:style-name="P4">                <text:span text:style-name="T11">&lt;/</text:span><text:span text:style-name="T2">ul</text:span><text:span text:style-name="T11">&gt;</text:span></text:p>
      <text:p text:style-name="P4">                <text:span text:style-name="T11">&lt;</text:span><text:span text:style-name="T2">div</text:span><text:span text:style-name="T7"> </text:span><text:span text:style-name="T4">class</text:span><text:span text:style-name="T7">=</text:span><text:span text:style-name="T9">"tab-content"</text:span><text:span text:style-name="T11">&gt;</text:span></text:p>
      <text:p text:style-name="P4">                    <text:span text:style-name="T11">&lt;</text:span><text:span text:style-name="T2">img</text:span><text:span text:style-name="T7"> </text:span><text:span text:style-name="T4">id</text:span><text:span text:style-name="T7">=</text:span><text:span text:style-name="T9">"NBA"</text:span><text:span text:style-name="T7"> </text:span><text:span text:style-name="T4">class</text:span><text:span text:style-name="T7">=</text:span><text:span text:style-name="T9">"active tab-pane imgNBA"</text:span><text:span text:style-name="T7"> </text:span><text:span text:style-name="T4">src</text:span><text:span text:style-name="T7">=</text:span><text:span text:style-name="T9">"</text:span><text:span text:style-name="T2">&lt;?php</text:span><text:span text:style-name="T7"> </text:span><text:span text:style-name="T6">echo</text:span><text:span text:style-name="T7"> </text:span><text:span text:style-name="T4">$imgageNBA</text:span><text:span text:style-name="T7">; </text:span><text:span text:style-name="T2">?&gt;</text:span><text:span text:style-name="T9">"</text:span><text:span text:style-name="T7"> </text:span><text:span text:style-name="T4">alt</text:span><text:span text:style-name="T7">=</text:span><text:span text:style-name="T9">"</text:span><text:span text:style-name="T2">&lt;?php</text:span><text:span text:style-name="T7"> </text:span><text:span text:style-name="T6">echo</text:span><text:span text:style-name="T7"> </text:span><text:span text:style-name="T4">$imgageNBA</text:span><text:span text:style-name="T7">; </text:span><text:span text:style-name="T2">?&gt;</text:span><text:span text:style-name="T9">"</text:span><text:span text:style-name="T11">&gt;</text:span></text:p>
      <text:p text:style-name="P4">                    <text:span text:style-name="T11">&lt;</text:span><text:span text:style-name="T2">img</text:span><text:span text:style-name="T7"> </text:span><text:span text:style-name="T4">id</text:span><text:span text:style-name="T7">=</text:span><text:span text:style-name="T9">"MLB"</text:span><text:span text:style-name="T7"> </text:span><text:span text:style-name="T4">class</text:span><text:span text:style-name="T7">=</text:span><text:span text:style-name="T9">"tab-pane imgNBA"</text:span><text:span text:style-name="T7"> </text:span><text:span text:style-name="T4">src</text:span><text:span text:style-name="T7">=</text:span><text:span text:style-name="T9">"</text:span><text:span text:style-name="T2">&lt;?php</text:span><text:span text:style-name="T7"> </text:span><text:span text:style-name="T6">echo</text:span><text:span text:style-name="T7"> </text:span><text:span text:style-name="T4">$imageMLB</text:span><text:span text:style-name="T7">; </text:span><text:span text:style-name="T2">?&gt;</text:span><text:span text:style-name="T9">"</text:span><text:span text:style-name="T7"> </text:span><text:span text:style-name="T4">alt</text:span><text:span text:style-name="T7">=</text:span><text:span text:style-name="T9">"</text:span><text:span text:style-name="T2">&lt;?php</text:span><text:span text:style-name="T7"> </text:span><text:span text:style-name="T6">echo</text:span><text:span text:style-name="T7"> </text:span><text:span text:style-name="T4">$imgageMLB</text:span><text:span text:style-name="T7">; </text:span><text:span text:style-name="T2">?&gt;</text:span><text:span text:style-name="T9">"</text:span><text:span text:style-name="T11">&gt;</text:span></text:p>
      <text:p text:style-name="P4">                <text:span text:style-name="T11">&lt;/</text:span><text:span text:style-name="T2">div</text:span><text:span text:style-name="T11">&gt;</text:span></text:p>
      <text:p text:style-name="P4">                <text:span text:style-name="T11">&lt;</text:span><text:span text:style-name="T2">div</text:span><text:span text:style-name="T7"> </text:span><text:span text:style-name="T4">class</text:span><text:span text:style-name="T7">=</text:span><text:span text:style-name="T9">"row row-footer"</text:span><text:span text:style-name="T11">&gt;</text:span></text:p>
      <text:p text:style-name="P4">                    <text:span text:style-name="T11">&lt;</text:span><text:span text:style-name="T2">div</text:span><text:span text:style-name="T7"> </text:span><text:span text:style-name="T4">class</text:span><text:span text:style-name="T7">=</text:span><text:span text:style-name="T9">"col-lg-6 col-sm-12"</text:span><text:span text:style-name="T11">&gt;&lt;</text:span><text:span text:style-name="T2">p</text:span><text:span text:style-name="T11">&gt;</text:span><text:span text:style-name="T2">&lt;?php</text:span><text:span text:style-name="T7"> </text:span><text:span text:style-name="T6">echo</text:span><text:span text:style-name="T7"> </text:span><text:span text:style-name="T4">$RowDescription</text:span><text:span text:style-name="T7">; </text:span><text:span text:style-name="T2">?&gt;</text:span><text:span text:style-name="T11">&lt;/</text:span><text:span text:style-name="T2">p</text:span><text:span text:style-name="T11">&gt;&lt;/</text:span><text:span text:style-name="T2">div</text:span><text:span text:style-name="T11">&gt;</text:span></text:p>
      <text:p text:style-name="P4">                    <text:span text:style-name="T11">&lt;</text:span><text:span text:style-name="T2">div</text:span><text:span text:style-name="T7"> </text:span><text:span text:style-name="T4">class</text:span><text:span text:style-name="T7">=</text:span><text:span text:style-name="T9">"col-lg-6 col-sm-12"</text:span><text:span text:style-name="T11">&gt;&lt;</text:span><text:span text:style-name="T2">p</text:span><text:span text:style-name="T11">&gt;</text:span><text:span text:style-name="T2">&lt;?php</text:span><text:span text:style-name="T7"> </text:span><text:span text:style-name="T6">echo</text:span><text:span text:style-name="T7"> </text:span><text:span text:style-name="T4">$RowDescription1</text:span><text:span text:style-name="T7">; </text:span><text:span text:style-name="T2">?&gt;</text:span><text:span text:style-name="T11">&lt;/</text:span><text:span text:style-name="T2">p</text:span><text:span text:style-name="T11">&gt;&lt;/</text:span><text:span text:style-name="T2">div</text:span><text:span text:style-name="T11">&gt;</text:span></text:p>
      <text:p text:style-name="P4">                <text:span text:style-name="T11">&lt;/</text:span><text:span text:style-name="T2">div</text:span><text:span text:style-name="T11">&gt;</text:span></text:p>
      <text:p text:style-name="P4">            <text:span text:style-name="T11">&lt;/</text:span><text:span text:style-name="T2">div</text:span><text:span text:style-name="T11">&gt;</text:span></text:p>
      <text:p text:style-name="P1"/>
      <text:p text:style-name="P8">//class tab-pane và active được thêm vào cùng với id ở dòng 11 và id ở dòng này được trỏ vào thẻ a ở trên dòng 4 ==&gt;khi thẻ a active thì hình ảnh mới được hiển th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7:07:50.759776856</meta:creation-date>
    <dc:date>2019-09-16T17:37:52.856492695</dc:date>
    <meta:editing-duration>PT10M55S</meta:editing-duration>
    <meta:editing-cycles>2</meta:editing-cycles>
    <meta:generator>LibreOffice/6.2.6.2$Linux_X86_64 LibreOffice_project/20$Build-2</meta:generator>
    <meta:document-statistic meta:table-count="0" meta:image-count="0" meta:object-count="0" meta:page-count="1" meta:paragraph-count="30" meta:word-count="164" meta:character-count="1500" meta:non-whitespace-character-count="1019"/>
  </office:meta>
</office:document-meta>
</file>